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6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7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9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>
        <style:tab-stops>
          <style:tab-stop style:type="left" style:position="0.1916in"/>
        </style:tab-stops>
      </style:paragraph-properties>
      <style:text-properties fo:font-style="italic" style:font-style-asian="italic" style:font-style-complex="italic" fo:color="#000000" fo:font-size="15pt" style:font-size-asian="15pt" style:font-size-complex="15pt"/>
    </style:style>
    <style:style style:name="P13" style:parent-style-name="Standard" style:family="paragraph">
      <style:paragraph-properties>
        <style:tab-stops>
          <style:tab-stop style:type="left" style:position="0.1916in"/>
        </style:tab-stops>
      </style:paragraph-properties>
      <style:text-properties fo:font-style="italic" style:font-style-asian="italic" style:font-style-complex="italic" fo:color="#000000" fo:font-size="15pt" style:font-size-asian="15pt" style:font-size-complex="15pt"/>
    </style:style>
    <style:style style:name="P14" style:parent-style-name="Standard" style:family="paragraph">
      <style:paragraph-properties>
        <style:tab-stops>
          <style:tab-stop style:type="left" style:position="0.1916in"/>
        </style:tab-stops>
      </style:paragraph-properties>
      <style:text-properties fo:font-style="italic" style:font-style-asian="italic" style:font-style-complex="italic" fo:color="#000000" fo:font-size="15pt" style:font-size-asian="15pt" style:font-size-complex="15pt"/>
    </style:style>
    <style:style style:name="P15" style:parent-style-name="Standard" style:family="paragraph">
      <style:paragraph-properties>
        <style:tab-stops>
          <style:tab-stop style:type="left" style:position="0.1916in"/>
        </style:tab-stops>
      </style:paragraph-properties>
      <style:text-properties fo:font-style="italic" style:font-style-asian="italic" style:font-style-complex="italic" fo:color="#000000" fo:font-size="15pt" style:font-size-asian="15pt" style:font-size-complex="15pt"/>
    </style:style>
    <style:style style:name="P16" style:parent-style-name="Standard" style:family="paragraph">
      <style:paragraph-properties>
        <style:tab-stops>
          <style:tab-stop style:type="left" style:position="0.1916in"/>
        </style:tab-stops>
      </style:paragraph-properties>
      <style:text-properties fo:font-style="italic" style:font-style-asian="italic" style:font-style-complex="italic" fo:color="#000000" fo:font-size="15pt" style:font-size-asian="15pt" style:font-size-complex="15pt"/>
    </style:style>
    <style:style style:name="P17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20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21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22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23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30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34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35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tyle="italic" style:font-style-asian="italic" style:font-style-complex="italic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39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0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1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2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3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4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5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6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7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8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49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50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51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52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53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P54" style:parent-style-name="Standard" style:family="paragraph">
      <style:text-properties fo:font-style="italic" style:font-style-asian="italic" style:font-style-complex="italic" fo:color="#000000" fo:font-size="15pt" style:font-size-asian="15pt" style:font-size-complex="15pt"/>
    </style:style>
    <style:style style:name="T55" style:parent-style-name="Domyślnaczcionkaakapitu" style:family="text">
      <style:text-properties style:font-name="Verdana" style:font-style-complex="italic" fo:color="#000000" fo:font-size="15pt" style:font-size-asian="15pt" style:font-size-complex="15pt"/>
    </style:style>
    <style:style style:name="T56" style:parent-style-name="Domyślnaczcionkaakapitu" style:family="text">
      <style:text-properties style:font-name="Verdana" style:font-style-complex="italic" fo:color="#000000" fo:font-size="15pt" style:font-size-asian="15pt" style:font-size-complex="15pt"/>
    </style:style>
    <style:style style:name="T57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58" style:parent-style-name="Domyślnaczcionkaakapitu" style:family="text">
      <style:text-properties style:font-name="Verdana" style:font-style-complex="italic" fo:color="#000000" fo:font-size="15pt" style:font-size-asian="15pt" style:font-size-complex="15pt"/>
    </style:style>
    <style:style style:name="T59" style:parent-style-name="Domyślnaczcionkaakapitu" style:family="text">
      <style:text-properties style:font-name="Verdana" style:font-style-complex="italic" fo:color="#000000" fo:font-size="15pt" style:font-size-asian="15pt" style:font-size-complex="15pt"/>
    </style:style>
    <style:style style:name="T60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61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62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63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64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65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66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67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68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69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70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71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72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73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74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75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76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77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78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79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80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81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82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83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84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85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86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87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88" style:parent-style-name="Domyślnaczcionkaakapitu" style:family="text">
      <style:text-properties style:font-name="Verdana" style:font-style-complex="italic" fo:color="#FF0000" fo:font-size="15pt" style:font-size-asian="15pt" style:font-size-complex="15pt"/>
    </style:style>
    <style:style style:name="T89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90" style:parent-style-name="Domyślnaczcionkaakapitu" style:family="text">
      <style:text-properties style:font-name="Verdana" style:font-style-complex="italic" fo:font-size="15pt" style:font-size-asian="15pt" style:font-size-complex="15pt"/>
    </style:style>
    <style:style style:name="T91" style:parent-style-name="Domyślnaczcionkaakapitu" style:family="text">
      <style:text-properties style:font-name="Verdana" style:font-style-complex="italic" fo:font-size="15pt" style:font-size-asian="15pt" style:font-size-complex="15pt"/>
    </style:style>
  </office:automatic-styles>
  <office:body>
    <office:text text:use-soft-page-breaks="true">
      <text:p text:style-name="P1">Młoda Polska</text:p>
      <text:p text:style-name="P2"/>
      <text:p text:style-name="P3">Koniec wieku XIX</text:p>
      <text:p text:style-name="P4">Jaką postawę wyraża autor ?</text:p>
      <text:p text:style-name="P5">-Dekadenta, osoba która wyrażą poczucie kryzysu kultury i cywilizacji, przeżywają kryzys wartości. Ważniejszą wartością od<text:s/>życia pozostawała dla nich sztuka.</text:p>
      <text:p text:style-name="P6"/>
      <text:p text:style-name="P7">Jaką funkcję pełnią pytania w tym fragmencie?</text:p>
      <text:p text:style-name="P8">-Są to pytania skierowane do dekadenty, aby podjąć rozmowę na temat wartości, niestety dekadenta nie podejmuje się obrony swojego stanowiska tylko spuszcza głowę.</text:p>
      <text:p text:style-name="P9"/>
      <text:p text:style-name="P10"/>
      <text:p text:style-name="P11">Co to impresjonizm symbolizm dekadentyzm?</text:p>
      <text:p text:style-name="P12">-Impresjonizm – uchwycenie ulotnej chwili, wrażenia, występował w malarstwie jak i w poezji</text:p>
      <text:p text:style-name="P13">-Symbolizm – ukryte znaczenie, które można dostrzec mając odpowiednią wiedzę na pewien temat.</text:p>
      <text:p text:style-name="P14">-Dekadentyzm – prąd ideowy który eksponował postawę światopoglądową, dekadenci przeżywali kryzys wartości, ważniejszą wartością niż życie stała się dla nich sztuka</text:p>
      <text:p text:style-name="P15"/>
      <text:p text:style-name="P16"/>
      <text:p text:style-name="P17">Wesele</text:p>
      <text:p text:style-name="P18">2 zjawy i komu i dlaczego się pokazały?</text:p>
      <text:p text:style-name="P19">-Wernyhora – ukazał się Gospodarzowi, aby kazać mu zebrać chłopów i zorganizować powstanie, daje mu złoty róg który ma obudzić Polaków do walki o niepodległość.</text:p>
      <text:p text:style-name="P20">-Hetman – ukazał się Panu Młodemu, hetman był uważany za zdrajcę ponieważ ożenił się z rosjanką, zdradzając tym samym swój kraj, Pan Młody poślubił chłopkę, a on sam pochodził z inteligencji co można uznać za zdradę swojego stanu społecznego.</text:p>
      <text:p text:style-name="P21"/>
      <text:p text:style-name="P22"/>
      <text:p text:style-name="P23">Jaką postawę wyraża Wyspiański o arystokracji.</text:p>
      <text:p text:style-name="P24"/>
      <text:p text:style-name="P25"/>
      <text:p text:style-name="P26"/>
      <text:p text:style-name="P27">Chłopi</text:p>
      <text:soft-page-break/>
      <text:p text:style-name="P28">Scharakteryzuj Borynę i jaki był jego status w społeczeństwie?</text:p>
      <text:p text:style-name="P29">Boryna, ma około 60 lat, jest najbogatszym gospodarzem w<text:s/>Lipcach. Nie chce przepisać ziemi na swoje dzieci, gdyż boi się że spotka ją ten sam los co Jagustynkę, tj. dzieci będą traktowały go jak swojego sługę. Żeni się z młodszą od siebie o 40 lat Jagną, co źle zostaje odebrane przez mieszkańców wsi, oraz dzieci<text:s/>Boryny.</text:p>
      <text:p text:style-name="P30"/>
      <text:p text:style-name="P31">Krzak dzikiej róży</text:p>
      <text:p text:style-name="P32">Napisz symbol i czego jest to symbol. Co świadczy o tym że jest to wiersz modernistyczny</text:p>
      <text:p text:style-name="P33">Symbolika róży oraz limby może być odczytana w różny sposób. Należy jednak podkreślić że są one zestawione ze sobą jako swoje kontrasty.<text:s/>Dzika róża, w pięknych ciepłych kolorach, rośnie w miejscu dla niej nie odpowiednim, klimat jej nie sprzyja, może być symbolem życia. Obok niej próchniejąca limba, nie tak piękna jak róża, jest symbolem śmierci.</text:p>
      <text:p text:style-name="P34">Jest to wiersz modernistyczny ze względu na<text:s/>szeroką symbolikę (róża oraz limba), oraz impresjonizm autor używa synestezji – czyli ukazania krajobrazu za pomocą zmysłów takich jak słuch, węch, wzrok dotyk.</text:p>
      <text:p text:style-name="P35"/>
      <text:p text:style-name="P36"/>
      <text:p text:style-name="P37">Stylizacje językowe – jakie są?</text:p>
      <text:p text:style-name="P38"><text:s/>-biblijna – naśladowanie stylu biblijnego</text:p>
      <text:p text:style-name="P39">-archaizacja – naśladowanie języka dawnego z punktu widzenia nadawcy</text:p>
      <text:p text:style-name="P40">-dialektyzacja – naśladowanie języka regionalnego, dialektu, gwary</text:p>
      <text:p text:style-name="P41">-stylizacja środowiskowa – naśladowanie języka określonych środowisk społecznych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Standard"><text:span text:style-name="T55">1.</text:span><text:span text:style-name="T56">a)pokolenie młodych twórców którzy pragnęli odrodzenia polski poprzez kontynuację ideologii romantyzmu polskiego<text:s/></text:span><text:span text:style-name="T57">b)dążący do orginalności innowacyjności oraz krytyczny stosunek do tradycji to inna nazwa młodej polski</text:span><text:span text:style-name="T58"><text:s/>c)</text:span><text:span text:style-name="T59">nowy romantyzm nawiązuje do estetyki i twórczości epoki romantyzmu to inna nazwa młodej polski<text:s/></text:span><text:span text:style-name="T60">2.1890-1918</text:span><text:span text:style-name="T61"><text:s/></text:span><text:span text:style-name="T62">3</text:span><text:span text:style-name="T63">.</text:span><text:span text:style-name="T64">a)istnieje moralność panów i moralność niewolników<text:s/></text:span><text:span text:style-name="T65">b)wola mocy<text:s/></text:span><text:span text:style-name="T66">c)idea nadczłowiecza<text:s/></text:span><text:span text:style-name="T67">4.a)impresjonizm,<text:s/></text:span><text:span text:style-name="T68">„</text:span><text:span text:style-name="T69">Impresja wschód słońca</text:span><text:span text:style-name="T70">”</text:span><text:span text:style-name="T71"><text:s/>obrazuje widok portu o wschodzie słońca to pejzaż olej na płótnie<text:s/></text:span><text:span text:style-name="T72">b)Symbolizm, „wyspa zmarłych” obraz jest alegorią</text:span><text:span text:style-name="T73"><text:s/></text:span><text:span text:style-name="T74">5.a)pl uważa że są na<text:s/></text:span><text:span text:style-name="T75">b)postawa pesymistyczna<text:s/></text:span><text:span text:style-name="T76">c)</text:span><text:span text:style-name="T77">dostrzeganie ujemnych stron życia,negatywnie ocenianie przyszłości i rzeczywist,brak wiary w przysz,brak celów w zyciu i brak jego wartości<text:s/></text:span><text:span text:style-name="T78">d)</text:span><text:s/><text:span text:style-name="T79">Schopenhauer</text:span></text:p>
      <text:p text:style-name="Standard"><text:span text:style-name="T80">6.a)impresjonizm<text:s/></text:span><text:span text:style-name="T81">b)impresjonistyczny opis krajobrazu gurskiego,gra światła słonecznego,pl skupia się na ulotności chwili i nstroju<text:s/></text:span><text:span text:style-name="T82">c)”się zlewa mgła”</text:span><text:span text:style-name="T83">7.a)mówią nie w prost lecz za pomocą obrazów sensów wynikających dosłownie z treści</text:span><text:span text:style-name="T84"><text:s/></text:span><text:span text:style-name="T85">b)jednoznaczna-wieloznaczny,znak utrwalony-znak odkrywczy,rozpoznawalny-wymyślony</text:span><text:span text:style-name="T86">13a)”pm”przedstawienie przyrody ukazującej uczucia i stany psychiki bohatera<text:s/></text:span><text:span text:style-name="T87">b)”ma” oparty na zasadzie kojarzenia jakiś obraz wywołuje następny</text:span><text:span text:style-name="T88"><text:s/></text:span><text:span text:style-name="T89">c)”n”</text:span><text:span text:style-name="T90"><text:s/>metoda w literaturze<text:s/></text:span><text:span text:style-name="T91">i sztuce zmierzająca do wiernego prawie fotograficznego naśladownictwa natury i rzeczywistości d)”s”srodek stylistyczny polegający na przypisywaniu zmysłowi wrażen odbierających innym zmysłe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Hubert</dc:creator>
    <meta:creation-date>2017-10-20T23:40:00Z</meta:creation-date>
    <dc:date>2018-12-19T18:44:00Z</dc:date>
    <meta:template xlink:href="Normal" xlink:type="simple"/>
    <meta:editing-cycles>6</meta:editing-cycles>
    <meta:editing-duration>PT4380S</meta:editing-duration>
    <meta:document-statistic meta:page-count="3" meta:paragraph-count="8" meta:word-count="591" meta:character-count="4134" meta:row-count="29" meta:non-whitespace-character-count="3551"/>
  </office:meta>
</office:document-meta>
</file>